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366cm"/>
    </style:style>
    <style:style style:name="Tabella4.B" style:family="table-column">
      <style:table-column-properties style:column-width="8.88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8"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2" style:family="paragraph" style:parent-style-name="Standard">
      <style:paragraph-properties fo:text-align="justify" style:justify-single-word="false" fo:orphans="2" fo:widows="2"/>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fo:font-size="8pt" fo:font-style="italic" style:font-size-asian="8pt" style:font-style-asian="italic"/>
    </style:style>
    <style:style style:name="P14"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5" style:family="paragraph" style:parent-style-name="Standard">
      <style:text-properties fo:font-size="6pt" style:font-size-asian="6pt" style:font-size-complex="6pt"/>
    </style:style>
    <style:style style:name="P16" style:family="paragraph" style:parent-style-name="Standard">
      <style:paragraph-properties fo:text-align="justify" style:justify-single-word="false" fo:orphans="2" fo:widows="2"/>
    </style:style>
    <style:style style:name="P17" style:family="paragraph" style:parent-style-name="Standard">
      <style:paragraph-properties fo:text-align="justify" style:justify-single-word="false"/>
      <style:text-properties fo:font-size="10.5pt" style:font-size-asian="10.5pt" style:font-size-complex="10.5pt"/>
    </style:style>
    <style:style style:name="P18" style:family="paragraph" style:parent-style-name="Standard">
      <style:paragraph-properties fo:text-align="justify" style:justify-single-word="false" fo:orphans="2" fo:widows="2"/>
      <style:text-properties fo:font-size="10.5pt" style:font-size-asian="10.5pt" style:font-size-complex="10.5pt"/>
    </style:style>
    <style:style style:name="P1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1" style:family="paragraph" style:parent-style-name="Normale">
      <style:text-properties style:font-name="Times New Roman" fo:font-size="10pt" style:font-size-asian="10pt" style:font-size-complex="10pt"/>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fo:text-align="end" style:justify-single-word="false"/>
      <style:text-properties style:font-name="Times New Roman" fo:font-size="10.5pt" style:font-size-asian="10.5pt" style:font-size-complex="10.5pt"/>
    </style:style>
    <style:style style:name="P2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5"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6" style:family="paragraph" style:parent-style-name="Standard">
      <style:paragraph-properties fo:margin-left="0.635cm" fo:margin-right="0cm" fo:text-align="center" style:justify-single-word="false" fo:text-indent="0cm" style:auto-text-indent="false"/>
      <style:text-properties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fo:font-size="10.5pt" style:font-size-asian="10.5pt" style:font-size-complex="10.5pt"/>
    </style:style>
    <style:style style:name="P28" style:family="paragraph" style:parent-style-name="Standard">
      <style:paragraph-properties fo:margin-left="0.635cm" fo:margin-right="0cm" fo:text-align="start" style:justify-single-word="false" fo:text-indent="0cm" style:auto-text-indent="false"/>
      <style:text-properties fo:font-size="10.5pt" style:font-size-asian="10.5pt" style:font-size-complex="10.5pt"/>
    </style:style>
    <style:style style:name="P29"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0"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31"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2"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33" style:family="paragraph" style:parent-style-name="Standard">
      <style:paragraph-properties fo:margin-left="0cm" fo:margin-right="0cm" fo:orphans="2" fo:widows="2" fo:text-indent="0cm" style:auto-text-indent="false"/>
      <style:text-properties fo:font-size="10.5pt" style:font-size-asian="10.5pt" style:font-size-complex="10.5pt"/>
    </style:style>
    <style:style style:name="P34" style:family="paragraph" style:parent-style-name="Standard">
      <style:paragraph-properties fo:margin-left="0cm" fo:margin-right="0cm" fo:text-align="center" style:justify-single-word="false" fo:orphans="2" fo:widows="2" fo:text-indent="0cm" style:auto-text-indent="false"/>
      <style:text-properties fo:font-size="10.5pt" style:font-size-asian="10.5pt" style:font-size-complex="10.5pt"/>
    </style:style>
    <style:style style:name="P35" style:family="paragraph" style:parent-style-name="Standard">
      <style:paragraph-properties fo:margin-left="0cm" fo:margin-right="0cm" fo:text-align="center" style:justify-single-word="false" fo:text-indent="0cm" style:auto-text-indent="false" style:snap-to-layout-grid="false"/>
      <style:text-properties fo:font-size="10.5pt" style:font-size-asian="10.5pt" style:font-size-complex="10.5pt"/>
    </style:style>
    <style:style style:name="P36" style:family="paragraph" style:parent-style-name="Standard">
      <style:paragraph-properties fo:margin-left="0cm" fo:margin-right="0cm" fo:text-align="justify" style:justify-single-word="false" fo:orphans="2" fo:widows="2" fo:text-indent="0cm" style:auto-text-indent="false">
        <style:tab-stops>
          <style:tab-stop style:position="12.753cm"/>
        </style:tab-stops>
      </style:paragraph-properties>
      <style:text-properties fo:font-size="10.5pt" fo:font-weight="bold" style:font-size-asian="10.5pt" style:font-weight-asian="bold" style:font-size-complex="10.5pt"/>
    </style:style>
    <style:style style:name="P37" style:family="paragraph" style:parent-style-name="Standard">
      <style:paragraph-properties fo:margin-left="0cm" fo:margin-right="0cm" fo:text-align="justify" style:justify-single-word="false" fo:text-indent="0cm" style:auto-text-indent="false"/>
      <style:text-properties fo:font-size="10.5pt" fo:font-weight="bold" style:font-size-asian="10.5pt" style:font-weight-asian="bold" style:font-size-complex="10.5pt" style:font-weight-complex="bold"/>
    </style:style>
    <style:style style:name="P38" style:family="paragraph" style:parent-style-name="Standard">
      <style:paragraph-properties fo:margin-left="0.501cm" fo:margin-right="0cm" fo:text-align="justify" style:justify-single-word="false" fo:orphans="2" fo:widows="2" fo:text-indent="-0.501cm" style:auto-text-indent="false"/>
      <style:text-properties fo:font-size="10.5pt" style:font-size-asian="10.5pt" style:font-size-complex="10.5pt"/>
    </style:style>
    <style:style style:name="P39" style:family="paragraph" style:parent-style-name="Standard">
      <style:paragraph-properties fo:margin-left="1cm" fo:margin-right="1cm" fo:text-align="center" style:justify-single-word="false" fo:orphans="2" fo:widows="2" fo:text-indent="0cm" style:auto-text-indent="false" style:vertical-align="auto"/>
      <style:text-properties fo:font-size="10pt" style:font-size-asian="10pt" style:font-size-complex="10pt"/>
    </style:style>
    <style:style style:name="P40" style:family="paragraph" style:parent-style-name="Standard">
      <style:paragraph-properties fo:margin-left="1cm" fo:margin-right="1cm" fo:text-align="justify" style:justify-single-word="false" fo:text-indent="0cm" style:auto-text-indent="false"/>
      <style:text-properties fo:font-size="10pt" style:font-size-asian="10pt" style:font-size-complex="10pt"/>
    </style:style>
    <style:style style:name="P41" style:family="paragraph" style:parent-style-name="Standard">
      <style:paragraph-properties fo:margin-left="1cm" fo:margin-right="1cm" fo:text-align="justify" style:justify-single-word="false" fo:text-indent="0.249cm" style:auto-text-indent="false"/>
      <style:text-properties fo:font-size="10pt" style:font-size-asian="10pt" style:font-size-complex="10pt"/>
    </style:style>
    <style:style style:name="P42" style:family="paragraph" style:parent-style-name="Standard" style:list-style-name="L1">
      <style:paragraph-properties fo:text-align="justify" style:justify-single-word="false"/>
      <style:text-properties fo:font-size="10.5pt" style:font-size-asian="10.5pt" style:font-size-complex="10.5pt"/>
    </style:style>
    <style:style style:name="P43" style:family="paragraph" style:parent-style-name="Standard" style:list-style-name="L1">
      <style:paragraph-properties fo:text-align="justify" style:justify-single-word="false" fo:orphans="2" fo:widows="2">
        <style:tab-stops>
          <style:tab-stop style:position="12.753cm"/>
        </style:tab-stops>
      </style:paragraph-properties>
      <style:text-properties fo:font-size="10.5pt" style:font-size-asian="10.5pt" style:font-size-complex="10.5pt"/>
    </style:style>
    <style:style style:name="P44" style:family="paragraph" style:parent-style-name="Standard" style:list-style-name="L1">
      <style:paragraph-properties fo:text-align="justify" style:justify-single-word="false" fo:orphans="2" fo:widows="2"/>
      <style:text-properties fo:font-size="10.5pt" style:font-size-asian="10.5pt" style:font-size-complex="10.5pt"/>
    </style:style>
    <style:style style:name="P45" style:family="paragraph" style:parent-style-name="Standard" style:list-style-name="L2">
      <style:paragraph-properties fo:text-align="justify" style:justify-single-word="false" fo:orphans="2" fo:widows="2"/>
      <style:text-properties fo:font-size="10.5pt" style:font-size-asian="10.5pt" style:font-size-complex="10.5pt"/>
    </style:style>
    <style:style style:name="P46" style:family="paragraph" style:parent-style-name="Standard" style:list-style-name="L1">
      <style:paragraph-properties fo:text-align="justify" style:justify-single-word="false">
        <style:tab-stops>
          <style:tab-stop style:position="12.753cm"/>
        </style:tab-stops>
      </style:paragraph-properties>
      <style:text-properties fo:font-size="10.5pt" style:font-size-asian="10.5pt" style:font-size-complex="10.5pt"/>
    </style:style>
    <style:style style:name="P47" style:family="paragraph" style:parent-style-name="Standard" style:list-style-name="L2">
      <style:paragraph-properties fo:text-align="justify" style:justify-single-word="false"/>
      <style:text-properties fo:font-size="10.5pt" style:font-size-asian="10.5pt" style:font-size-complex="10.5pt"/>
    </style:style>
    <style:style style:name="P48" style:family="paragraph" style:parent-style-name="Standard" style:list-style-name="L1">
      <style:text-properties fo:font-size="10.5pt" style:font-size-asian="10.5pt" style:font-size-complex="10.5pt"/>
    </style:style>
    <style:style style:name="P49" style:family="paragraph" style:parent-style-name="Standard" style:list-style-name="WW8Num3">
      <style:paragraph-properties fo:margin-top="0.176cm" fo:margin-bottom="0cm" fo:text-align="justify" style:justify-single-word="false" fo:orphans="2" fo:widows="2" style:text-autospace="ideograph-alpha" style:punctuation-wrap="hanging" style:vertical-align="auto"/>
      <style:text-properties fo:font-size="10.5pt" style:font-size-asian="10.5pt" style:font-size-complex="10.5pt"/>
    </style:style>
    <style:style style:name="P50" style:family="paragraph" style:parent-style-name="Standard" style:list-style-name="L3">
      <style:paragraph-properties fo:margin-left="1.635cm" fo:margin-right="1cm" fo:text-align="justify" style:justify-single-word="false" fo:text-indent="-0.635cm" style:auto-text-indent="false">
        <style:tab-stops>
          <style:tab-stop style:position="0.635cm"/>
        </style:tab-stops>
      </style:paragraph-properties>
      <style:text-properties fo:font-size="10pt" style:font-size-asian="10pt" style:font-size-complex="10pt"/>
    </style:style>
    <style:style style:name="P51" style:family="paragraph" style:parent-style-name="Normale" style:list-style-name="WW8Num5">
      <style:paragraph-properties fo:margin-top="0cm" fo:margin-bottom="0.101cm" fo:text-align="justify" style:justify-single-word="false" fo:hyphenation-ladder-count="no-limit">
        <style:tab-stops>
          <style:tab-stop style:position="-0.614cm"/>
        </style:tab-stops>
      </style:paragraph-properties>
      <style:text-properties fo:hyphenate="false" fo:hyphenation-remain-char-count="2" fo:hyphenation-push-char-count="2"/>
    </style:style>
    <style:style style:name="P52" style:family="paragraph" style:parent-style-name="Normale" style:list-style-name="WW8Num5">
      <style:paragraph-properties fo:margin-top="0cm" fo:margin-bottom="0.101cm" fo:text-align="justify" style:justify-single-word="false" fo:hyphenation-ladder-count="no-limit"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T1" style:family="text">
      <style:text-properties fo:background-color="#ffff00"/>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fo:background-color="#ffff00" style:font-weight-asian="bold" style:font-weight-complex="bold"/>
    </style:style>
    <style:style style:name="T5" style:family="text">
      <style:text-properties fo:font-weight="bold" fo:background-color="#00ff00" style:font-weight-asian="bold" style:font-weight-complex="bold"/>
    </style:style>
    <style:style style:name="T6"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7"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8" style:family="text">
      <style:text-properties fo:font-style="italic" style:font-style-asian="italic"/>
    </style:style>
    <style:style style:name="T9" style:family="text">
      <style:text-properties style:font-name="Times New Roman" fo:font-weight="normal" style:font-weight-asian="normal" style:font-weight-complex="normal"/>
    </style:style>
    <style:style style:name="T10" style:family="text">
      <style:text-properties style:font-name="Times New Roman" fo:font-weight="normal" fo:background-color="transparent" style:font-weight-asian="normal" style:font-weight-complex="normal"/>
    </style:style>
    <style:style style:name="T11" style:family="text">
      <style:text-properties style:font-name="Times New Roman" fo:font-style="italic" fo:font-weight="normal" style:font-style-asian="italic" style:font-weight-asian="normal" style:font-style-complex="italic" style:font-weight-complex="normal"/>
    </style:style>
    <style:style style:name="T12" style:family="text">
      <style:text-properties style:font-name="Times New Roman" fo:font-style="italic" fo:font-weight="bold" style:font-style-asian="italic" style:font-weight-asian="bold" style:font-style-complex="italic" style:font-weight-complex="bold"/>
    </style:style>
    <style:style style:name="T13" style:family="text">
      <style:text-properties style:font-name="Times New Roman" fo:font-size="10.5pt" style:font-size-asian="10.5pt" style:font-size-complex="10.5pt"/>
    </style:style>
    <style:style style:name="T14" style:family="text">
      <style:text-properties style:font-name="Times New Roman" fo:font-size="10.5pt" fo:font-weight="bold" style:font-size-asian="10.5pt" style:font-weight-asian="bold" style:font-size-complex="10.5pt"/>
    </style:style>
    <style:style style:name="T15" style:family="text">
      <style:text-properties style:font-name="Times New Roman" fo:font-size="10.5pt" fo:font-weight="bold" style:font-size-asian="10.5pt" style:font-weight-asian="bold" style:font-size-complex="10.5pt" style:font-weight-complex="bold"/>
    </style:style>
    <style:style style:name="T16" style:family="text">
      <style:text-properties style:font-name="Times New Roman"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17"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8" style:family="text">
      <style:text-properties style:font-name="Times New Roman" fo:font-size="10pt" fo:language="it" fo:country="IT" fo:font-style="normal" fo:font-weight="normal" fo:background-color="transparent" style:font-size-asian="10pt" style:font-style-asian="normal" style:font-weight-asian="normal" style:font-name-complex="Times New Roman" style:font-size-complex="10pt" style:font-style-complex="normal" style:font-weight-complex="normal"/>
    </style:style>
    <style:style style:name="T19" style:family="text">
      <style:text-properties style:font-name="Times New Roman" fo:background-color="transparent"/>
    </style:style>
    <style:style style:name="T20" style:family="text">
      <style:text-properties style:font-name="Times New Roman" fo:font-weight="bold" fo:background-color="#ffff00" style:font-weight-asian="bold" style:font-weight-complex="bold"/>
    </style:style>
    <style:style style:name="T21" style:family="text">
      <style:text-properties style:font-name="Times New Roman" fo:font-weight="bold" fo:background-color="transparent" style:font-weight-asian="bold" style:font-weight-complex="bold"/>
    </style:style>
    <style:style style:name="T22" style:family="text">
      <style:text-properties style:font-name="Times New Roman" fo:font-weight="bold" style:font-weight-asian="bold" style:font-weight-complex="bold"/>
    </style:style>
    <style:style style:name="T23" style:family="text">
      <style:text-properties style:font-name="Times New Roman" style:text-underline-style="solid" style:text-underline-width="auto" style:text-underline-color="font-color" fo:font-weight="bold" fo:background-color="transparent" style:font-weight-asian="bold" style:font-weight-complex="bold"/>
    </style:style>
    <style:style style:name="T24"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25" style:family="text">
      <style:text-properties style:font-name="Times New Roman" fo:language="it" fo:country="IT" fo:font-style="normal" fo:font-weight="bold" fo:background-color="transparent" style:font-style-asian="normal" style:font-weight-asian="bold" style:font-name-complex="Times New Roman" style:font-style-complex="normal" style:font-weight-complex="bold"/>
    </style:style>
    <style:style style:name="T26" style:family="text">
      <style:text-properties style:use-window-font-color="true"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27" style:family="text">
      <style:text-properties fo:font-size="10.5pt" style:font-size-asian="10.5pt" style:font-size-complex="10.5pt"/>
    </style:style>
    <style:style style:name="T28" style:family="text">
      <style:text-properties fo:font-size="10.5pt" fo:font-style="italic" fo:font-weight="bold" style:font-size-asian="10.5pt" style:font-style-asian="italic" style:font-weight-asian="bold" style:font-size-complex="10.5pt"/>
    </style:style>
    <style:style style:name="T29" style:family="text">
      <style:text-properties fo:font-size="10.5pt" fo:font-style="italic" fo:font-weight="bold" fo:background-color="#ffff00" style:font-size-asian="10.5pt" style:font-style-asian="italic" style:font-weight-asian="bold" style:font-size-complex="10.5pt"/>
    </style:style>
    <style:style style:name="T30" style:family="text">
      <style:text-properties fo:font-size="10.5pt" fo:font-style="italic" style:font-size-asian="10.5pt" style:font-style-asian="italic" style:font-size-complex="10.5pt" style:font-style-complex="italic"/>
    </style:style>
    <style:style style:name="T31" style:family="text">
      <style:text-properties fo:background-color="#00ff00"/>
    </style:style>
    <style:style style:name="T32" style:family="text">
      <style:text-properties style:font-name="Times New Roman" fo:font-size="8pt" fo:language="it" fo:country="IT" fo:font-weight="bold" fo:background-color="transparent" style:font-size-asian="8pt" style:font-weight-asian="bold" style:font-name-complex="Times New Roman" style:font-size-complex="8pt" style:font-weight-complex="bold"/>
    </style:style>
    <style:style style:name="T33" style:family="text">
      <style:text-properties style:font-name="Times New Roman" fo:font-size="8pt" fo:language="it" fo:country="IT" fo:font-style="normal" fo:font-weight="bold" fo:background-color="transparent" style:font-size-asian="8pt" style:font-style-asian="normal" style:font-weight-asian="bold" style:font-name-complex="Times New Roman" style:font-size-complex="8pt" style:font-style-complex="normal" style:font-weight-complex="bold"/>
    </style:style>
    <style:style style:name="T34" style:family="text">
      <style:text-properties style:font-name="Times New Roman" fo:language="it" fo:country="IT" fo:font-style="normal" fo:font-weight="bold" fo:background-color="transparent" style:font-style-asian="normal" style:font-weight-asian="bold" style:font-name-complex="Times New Roman" style:font-style-complex="normal" style:font-weight-complex="bold"/>
    </style:style>
    <style:style style:name="T35"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6" style:family="text">
      <style:text-properties style:font-name="Times New Roman" fo:language="it" fo:country="IT" fo:font-weight="bold" fo:background-color="transparent" style:font-weight-asian="bold" style:font-name-complex="Times New Roman" style:font-weight-complex="bold"/>
    </style:style>
    <style:style style:name="T37" style:family="text">
      <style:text-properties style:font-name="Times New Roman" fo:language="it" fo:country="IT" fo:font-weight="normal" fo:background-color="transparent" style:font-weight-asian="normal" style:font-name-complex="Times New Roman" style:font-weight-complex="normal"/>
    </style:style>
    <style:style style:name="T38" style:family="text">
      <style:text-properties fo:font-weight="normal" style:font-weight-asian="normal" style:font-weight-complex="normal"/>
    </style:style>
    <style:style style:name="T39" style:family="text">
      <style:text-properties fo:font-weight="normal" fo:background-color="#ffff00" style:font-weight-asian="normal" style:font-weight-complex="normal"/>
    </style:style>
    <style:style style:name="T40" style:family="text">
      <style:text-properties fo:font-weight="normal" fo:background-color="#00ff00" style:font-weight-asian="normal"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bullet text:level="1" text:style-name="WW8NumSt4z0" style:num-prefix="*" text:bullet-char="">
        <style:list-level-properties text:list-level-position-and-space-mode="label-alignment">
          <style:list-level-label-alignment text:label-followed-by="listtab" text:list-tab-stop-position="0.635cm"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8">RACCOMANDATA A.R</text:p>
            <text:p text:style-name="P7">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3">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5">[richiedenti.indirizzo]</text:p>
            <text:p text:style-name="P25">[richiedenti.cap] [richiedenti.comune] ([richiedenti.prov])</text:p>
            <text:p text:style-name="P25">in qualità di [richiedenti.titolo]</text:p>
            <text:p text:style-name="P25">della [richiedenti.ragsoc]</text:p>
            <text:p text:style-name="P25">[richiedenti.sede]</text:p>
            <text:p text:style-name="P25">[richiedenti.capd] [richiedenti.comuned] ([richiedenti.provd])</text:p>
            <text:p text:style-name="P19">[richiedenti.pec]</text:p>
            <text:p text:style-name="P24"/>
          </table:table-cell>
        </table:table-row>
        <table:table-row>
          <table:table-cell table:style-name="Tabella6.A1" office:value-type="string">
            <text:p text:style-name="P22">Allegati: //</text:p>
          </table:table-cell>
          <table:table-cell table:style-name="Tabella6.A1" office:value-type="string">
            <text:p text:style-name="P23"/>
          </table:table-cell>
          <table:table-cell table:style-name="Tabella6.A1" office:value-type="string">
            <text:p text:style-name="P24">Al [progettisti.nominativo;block=tbs:row;]</text:p>
            <text:p text:style-name="P24">[progettisti.indirizzo]</text:p>
            <text:p text:style-name="P20"><text:span text:style-name="Car._20_predefinito_20_paragrafo"><text:span text:style-name="T13">[progettisti.cap] [progettisti.comune] ([progettisti.prov])</text:span></text:span></text:p>
            <text:p text:style-name="P20"><text:span text:style-name="Car._20_predefinito_20_paragrafo"><text:span text:style-name="T13">[progettisti.pec]</text:span></text:span></text:p>
            <text:p text:style-name="P20"><text:span text:style-name="Car._20_predefinito_20_paragrafo"><text:span text:style-name="T13"/></text:span></text:p>
          </table:table-cell>
        </table:table-row>
      </table:table>
      <text:p text:style-name="P21"/>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12">Richiesta di [tipo_pratica] per [oggetto] relative all’immobile sito in [ubicazione].</text:p>
          </table:table-cell>
        </table:table-row>
      </table:table>
      <text:p text:style-name="P29"/>
      <text:p text:style-name="P16"><text:span text:style-name="T27"><text:tab/>Con riferimento alla sopra richiamata istanza, si comunica che la Commissione Edilizia, ha esaminato, nella seduta del [data_rilascio_ce], il progetto allegato all’istanza indicata in oggetto esprimendo il seguente parere “</text:span><text:span text:style-name="T28"> </text:span><text:span text:style-name="T29">favorevole/contrario</text:span><text:span text:style-name="T27"> </text:span><text:span text:style-name="T30">[prescrizioni_ce]</text:span><text:span text:style-name="T27">.”</text:span></text:p>
      <text:p text:style-name="P18"><text:tab/><text:span text:style-name="T38">Per il prosieguo della stessa occorre che venga a) prodotto, in parziale sostituzione di quelle precedentemente presentate, tavole grafiche di adeguamento al parere della Commissione edilizia <text:s/>b) provveduto, entro 30 giorni dal ricevimento della presente, ad effettuare un versamento di </text:span><text:span text:style-name="T39">€ 1.033,00</text:span><text:span text:style-name="T38"> <text:s/>a titolo di oblazione ai sensi dell’art. </text:span><text:span text:style-name="T40">43 o 49</text:span><text:span text:style-name="T38"> della L.R. 16/08 e s.m.i.. </text:span><text:span text:style-name="T9">da versarsi sul c/c bancario del Comune di Savona <text:s/>n° </text:span><text:span text:style-name="T24">2597290</text:span><text:span text:style-name="T9"> (codice IBAN </text:span><text:span text:style-name="T24">IT91 Y061 7510 6100 0000 2597290</text:span><text:span text:style-name="T9">) acceso presso la </text:span><text:span text:style-name="T37">Banca Carige Spa</text:span><text:span text:style-name="T9"> oppure su c/c postale n. 13298179 intestato a Comune di Savona Servizio di Tesoreria, indicando come causale </text:span><text:span text:style-name="T11">“oblazione per opere in via......”</text:span><text:span text:style-name="T9"> ; </text:span><text:span text:style-name="T38">la ricevuta del versamento dovrà essere trasmessa all’ufficio scrivente. In difetto, la procedura di regolarizzazione non potrà essere perfezionata e troveranno applicazione le sanzioni di legge c) produca la seguente documentazione integrativa:</text:span></text:p>
      <text:list xml:id="list8321467825769082941" text:style-name="L1">
        <text:list-item>
          <text:p text:style-name="P42">ricevuta dell’avvenuta compilazione modello ISTAT su il sito https://indata.istat.it/pdc/ e copia della relativa ricevuta; </text:p>
        </text:list-item>
        <text:list-item>
          <text:p text:style-name="P48">documentazione indicata nell’elaborato St. 3 art. 5.2. punto A1 <text:span text:style-name="T1">(verificare)</text:span> del P.U.C</text:p>
        </text:list-item>
        <text:list-item>
          <text:p text:style-name="P43">stralcio planimetrico della cartografia regionale nella scala 1:5000 con riportate la nuova costruzione le relative coordinate cartografiche( in due copie formato A4)</text:p>
        </text:list-item>
        <text:list-item>
          <text:p text:style-name="P44">elaborato debitamente quotato e in scala adeguata con il calcolo, per esteso, della superficie imponibile ai sensi della L.R. 25/95, ai fini della determinazione del contributo di costruzione di cui all’art. 38 della L.R. 16/08 e s.m.i. <text:span text:style-name="T8">(la superficie interna di solaio dovrà essere misurata al filo interno dei muri perimetrali, comprensiva dei divisori e con esclusione dei corpi scala, ascensori, superfici e volumi tecnici ed altri locali accessori non computabili ai fini urbanistici in base allo Strumento urbanistico generale e al Regolamento</text:span> <text:span text:style-name="T8">edilizio)</text:span>; si fa presente, nel contempo che Lei potrà dimostrare il possesso dei requisiti di cui all'art. 38 della L.R. 16/08 e s.m.i. per la riduzione e l’esonero dal contributo di costruzione;</text:p>
        </text:list-item>
        <text:list-item>
          <text:p text:style-name="P46"><text:soft-page-break/>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item>
          <text:p text:style-name="P44">progetto o, in alternativa, <text:s/>relazione descrittiva ed illustrativa delle opere di sistemazione dei luoghi previste dall'articolo 9, comma 1, della legge regionale 7 aprile 1995 n. 25, nei casi in cui in presenza di intervento di insediamento, ampliamento o ristrutturazione di edifici produttivi come definiti dall'articolo 7, comma 1, lett. e), della medesima legge, le opere stesse siano <text:s/>necessarie <text:s/>in conseguenza degli effetti sul territorio prodotti dall'intervento stesso;</text:p>
        </text:list-item>
        <text:list-item>
          <text:p text:style-name="P44">(in caso di esecuzione diretta di opere di urbanizzazione da parte del richiedente), presentazione di atto di impegno e di computo metrico ­estimativo dai quali risultino l'accettazione da parte dello stesso delle modalità e delle garanzie stabilite dalla Deliberazione del Consiglio comunale di cui all'articolo 13, comma 5, della legge regionale 7 aprile 1995 n. 25, nonché i costi da sostenere dall'interessato fermo restando comunque il loro scomputo nei limiti indicati dall'articolo 12, comma 2, della ridetta legge regionale 7 aprile 1995 n. 25;</text:p>
        </text:list-item>
        <text:list-item>
          <text:p text:style-name="P44">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text:p>
        </text:list-item>
        <text:list-item>
          <text:p text:style-name="P44">tavola di verifica degli standard urbanistici (verde e parcheggio) escluse le sedi viarie, in cui risultino individuate, e quindi escluse ai fini del conteggio degli standards urbanistici, le sedi viarie e atto unilaterale d’obbligo con il quale il richiedente si impegni <text:s/>a asservire alla costruzione le aree a parcheggio e/o a verde pubblico connesse alla costruzione stessa ed individuate nella tavola sopraccitata, per il soddisfacimento degli standard urbanistici di cui all’art. 9 delle norme di attuazione del PUC. Nel caso in cui per dimostrata impossibilità, le aree in questione non vengano totalmente reperite, dovrà essere versato dal titolare del permesso di costruire, all’atto del ritiro del permesso, in aggiunta agli oneri di costruzione, un contributo sostitutivo alla realizzazione delle aree a verde e parcheggio non reperite, per soddisfacimento dello standard; tale cifra sarà costituita dal costo reperimento aree <text:s/>e <text:s/>dal costo delle opere necessarie per la loro sistemazione a verde pubblico. </text:p>
        </text:list-item>
      </text:list>
      <text:p text:style-name="P32">Per la definizione di tale atto potrà essere preso contatto con l’ufficio scrivente.</text:p>
      <text:p text:style-name="P38">Detto contributo è stato quantificato in € ………./mq. relativamente all’area a parcheggio) e € <text:s text:c="6"/>………./mq relativamente all’area a verde.</text:p>
      <text:p text:style-name="P32"/>
      <text:list xml:id="list896221306786994671" text:style-name="L2">
        <text:list-item>
          <text:p text:style-name="P45"><text:span text:style-name="T1">(da rivedere)</text:span> tavola di verifica degli standard urbanistici richiesti dall’art. 2 comma 2 lettera e) della L.R. n. 25/93 in cui risulti individuato lo spazio per parcheggio in misura di * posti auto, in relazione alle * nuove unità immobiliari che verranno realizzate. Ai fini del rilascio del permesso di costruire la S.V. dovrà produrre atto di impegno unilaterale redatto da un Notaio con il quale viene asservita ad uso pubblico l’area a parcheggio reperita; nel caso in cui per dimostrata impossibilità, l’area in questione non venga reperita, dovrà essere versato dal titolare del permesso di costruire, all’atto del ritiro della permesso stesso, in aggiunta agli oneri di costruzione, un contributo sostitutivo alla realizzazione di un posto macchina convenzionalmente quantificato di mq. 12.00 per un importo di £. 1.703.000 (pari a 879,55 Euro) a posto auto. </text:p>
        </text:list-item>
        <text:list-item>
          <text:p text:style-name="P45">autorizzazione rilasciata ai sensi della Legge Regionale n. 4 del 22.01.1999 <text:span text:style-name="T31">dal civico Servizio Ambiente</text:span> relativamente al movimento di terra da realizzarsi in zona sottoposta a vincolo idrogeologico e autocertificazione in merito alla conformità degli elaborati presentati con quelli depositati in Comune allegati all’istanza di permesso di costruire in oggetto;</text:p>
        </text:list-item>
        <text:list-item>
          <text:p text:style-name="P47">documentazione di impatto acustico/clima acustico, ai sensi della L. 447/95, della L.R. 12/98 e della deliberazione di G.R. n. 534/99.</text:p>
        </text:list-item>
      </text:list>
      <text:p text:style-name="P17"/>
      <text:p text:style-name="P36"/>
      <text:p text:style-name="P18"><text:soft-page-break/>Infine considerato che l’intervento da eseguire prevede movimenti di terreno e scavi risulta necessario trasmettere la seguente documentazione:</text:p>
      <text:p text:style-name="P17"/>
      <text:list xml:id="list8734049318885980245" text:style-name="WW8Num5">
        <text:list-item>
          <text:p text:style-name="P51"><text:span text:style-name="T13">nel caso in cui </text:span><text:span text:style-name="Car._20_predefinito_20_paragrafo"><text:span text:style-name="T14">non sia previsto il riutilizzo</text:span></text:span><text:span text:style-name="T13">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16">conferimento in discarica,</text:span></text:span><text:span text:style-name="T13"> <text:s/>delle stesse, attenendosi a quanto previsto dalle vigenti norme in materia </text:span><text:span text:style-name="Car._20_predefinito_20_paragrafo"><text:span text:style-name="T17">(</text:span></text:span><text:span text:style-name="Car._20_predefinito_20_paragrafo"><text:span text:style-name="T6">vedasi modello </text:span></text:span><text:span text:style-name="Car._20_predefinito_20_paragrafo"><text:span text:style-name="T7">“Autocertificazione terre da scavo presso discarica”</text:span></text:span><text:span text:style-name="Car._20_predefinito_20_paragrafo"><text:span text:style-name="T6"> predisposto dal Settore scaricabile dal sito internet <text:s text:c="2"/></text:span></text:span><text:a xlink:type="simple" xlink:href="http://www.comune.savona.it/" text:style-name="Internet_20_link" text:visited-style-name="Visited_20_Internet_20_Link"><text:span text:style-name="Hyperlink"><text:span text:style-name="T17">www.comune.savona.it</text:span></text:span></text:a><text:span text:style-name="Hyperlink"><text:span text:style-name="T17">)</text:span></text:span></text:p>
        </text:list-item>
        <text:list-item>
          <text:p text:style-name="P51"><text:span text:style-name="T13">nel caso in cui </text:span><text:span text:style-name="Car._20_predefinito_20_paragrafo"><text:span text:style-name="T15">ne sia previsto il riutilizzo</text:span></text:span><text:span text:style-name="T15"> per i reinterri o riempimenti in sito o in altre aree,</text:span><text:span text:style-name="T13">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17">(</text:span></text:span><text:span text:style-name="Car._20_predefinito_20_paragrafo"><text:span text:style-name="T6">vedasi modello </text:span></text:span><text:span text:style-name="Car._20_predefinito_20_paragrafo"><text:span text:style-name="T7">“Autocertificazione terre da scavo riutilizzo in sito”</text:span></text:span><text:span text:style-name="Car._20_predefinito_20_paragrafo"><text:span text:style-name="T6"> predisposto dal Settore scaricabile dal sito internet <text:s text:c="2"/></text:span></text:span><text:span text:style-name="Hyperlink"><text:span text:style-name="T17">www.comune.savona.it)</text:span></text:span></text:p>
        </text:list-item>
        <text:list-item>
          <text:p text:style-name="P52"><text:span text:style-name="Hyperlink"><text:span text:style-name="T26">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31">Infine si rammenta l'obbligo del rispetto della normativa regionale per la prevenzione delle cadute dall'alto nei cantieri edili introdotta con la legge regionale n.5 del 15/02/2010, modificata dalla L.R. 43 del 17.12.2012.</text:p>
      <text:p text:style-name="P31">La normativa sopraccitata prevede l'obbligo di realizzare un sistema di ancoraggio permanente e sicuro per i lavoratori che operano sul tetto.</text:p>
      <text:p text:style-name="P31">A tal fine è necessario trasmettere:</text:p>
      <text:list xml:id="list1475796364216689317" text:style-name="WW8Num3">
        <text:list-item>
          <text:p text:style-name="P49">elaborato planimetrico contenente l’individuazione dei punti di installazione dei dispositivi di ancoraggio, degli accessi e dei percorsi;</text:p>
        </text:list-item>
        <text:list-item>
          <text:p text:style-name="P49">relazione di calcolo di verifica della resistenza dei punti di ancoraggio rilasciata dal progettista stesso o da altro professionista abilitato.</text:p>
        </text:list-item>
      </text:list>
      <text:p text:style-name="P32"/>
      <text:p text:style-name="P32"><text:tab/>Con riferimento all’istanza, relativa alla rateizzazione degli oneri di costruzione afferenti l’intervento in oggetto, si comunica che l’importo degli stessi risulta essere di complessive [oneri_totale],</text:p>
      <text:p text:style-name="P32"><text:s text:c="14"/>Detto importo è rateizzabile in quattro rate semestrali. Le rate dovranno essere corrisposte entro il termine e secondo le modalità indicate nella comunicazione di avvenuto rilascio del Permesso di costruire.</text:p>
      <text:p text:style-name="P32"><text:s text:c="14"/>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text:s/>semestrali pari a [rata_3]</text:p>
      <text:p text:style-name="P37"><text:span text:style-name="T19"><text:tab/></text:span><text:span text:style-name="T10">L'ufficio resta a disposizione per eventuali chiarimenti.<text:tab/></text:span></text:p>
      <text:p text:style-name="P37"><text:tab/></text:p>
      <text:p text:style-name="P37"><text:tab/><text:span text:style-name="T19">Si comunica che sino all’avvenuta acquisizione di quanto sopra richiesto, i termini di cui al comma 5 dell’art. 31 della L.R. 16/08 restano interrotti.</text:span></text:p>
      <text:p text:style-name="P37"/>
      <text:p text:style-name="P37"><text:span text:style-name="T1">(per nuove costruzioni in zona agricola) </text:span><text:span text:style-name="T19">Si informa che nell'eventualità in cui intervengano discipline normative sovraordinate, sarà necessario effettuare le conseguenti verifiche di compatibilità e conformità del progetto sulla base delle nuove normative intervenute.</text:span></text:p>
      <text:p text:style-name="P18"><text:span text:style-name="T20">(in caso di sanatoria)</text:span><text:span text:style-name="T21"> Quanto richiesto dovrà essere </text:span><text:span text:style-name="T23">trasmesso entro e non oltre 30 giorni</text:span><text:span text:style-name="T21"> dal ricevimento della presente, in difetto si procederà a termini di legge.</text:span></text:p>
      <text:p text:style-name="P18"><text:span text:style-name="T1">(Solo nel caso in cui venga richiesta la sanzione o calcolati gli oneri ) scrivere)</text:span><text:span text:style-name="T2">Avverso il presente provvedimento può essere opposto ricorso davanti al competente T.A.R. entro 60 giorni dalla notifica della presente ovvero ricorso straordinario al Capo dello Stato entro 120 giorni dalla stessa data.</text:span></text:p>
      <text:p text:style-name="P32"/>
      <text:p text:style-name="P33"><text:s/><text:tab/>Distinti saluti.</text:p>
      <text:p text:style-name="P30"/>
      <table:table table:name="Tabella4" table:style-name="Tabella4">
        <table:table-column table:style-name="Tabella4.A"/>
        <table:table-column table:style-name="Tabella4.B"/>
        <table:table-row table:style-name="Tabella4.1">
          <table:table-cell table:style-name="Tabella4.A1" office:value-type="string">
            <text:p text:style-name="P26"/>
            <text:p text:style-name="P26"><text:soft-page-break/></text:p>
            <text:p text:style-name="P26">L’istruttore tecnico</text:p>
            <text:p text:style-name="P26">[onload.istruttore_tecnico]</text:p>
          </table:table-cell>
          <table:table-cell table:style-name="Tabella4.A1" office:value-type="string">
            <text:p text:style-name="P34">Il Dirigente</text:p>
            <text:p text:style-name="P35"><text:soft-page-break/>Arch. Giovanna Macario</text:p>
          </table:table-cell>
        </table:table-row>
        <table:table-row table:style-name="Tabella4.1">
          <table:table-cell table:style-name="Tabella4.A1" office:value-type="string">
            <text:p text:style-name="P26"/>
            <text:p text:style-name="P26">Il <text:s/>Responsabile del Servizio Edilizia Privata</text:p>
            <text:p text:style-name="P27">Geom. Ivo Maffioli</text:p>
          </table:table-cell>
          <table:table-cell table:style-name="Tabella4.A1" office:value-type="string">
            <text:p text:style-name="P28"/>
            <text:p text:style-name="P34"/>
          </table:table-cell>
        </table:table-row>
      </table:table>
      <text:p text:style-name="P30"/>
      <text:p text:style-name="P30"/>
      <text:p text:style-name="P33"/>
      <text:p text:style-name="P33"/>
      <text:p text:style-name="P39">NOTE <text:s/>SULLE <text:s/>FIDEIUSSIONI BANCARIE O POLIZZE FIDEIUSSORIE ASSICURATIVE PRESTATE <text:s/>A <text:s/>GARANZIA DI <text:s/>OBBLIGHI E/O <text:s/>ONERI <text:s/>DERIVANTI <text:s/>DA CONVENZIONI EDILIZIE</text:p>
      <text:p text:style-name="P40"/>
      <text:p text:style-name="P41"><text:s text:c="2"/>La fideiussione bancaria o polizza fideiussoria dovrà essere stipulata con imprese autorizzate ai sensi del T.U. approvato dal D.P.R. 13/02/1959.</text:p>
      <text:p text:style-name="P40"><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40"><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40">Sulla fideiussione o polizza fideiussoria devono essere riportate le seguenti informazioni:</text:p>
      <text:list xml:id="list2842262822327484020" text:style-name="L3">
        <text:list-item>
          <text:p text:style-name="P50">dati della banca o società assicurativa e relativa agenzia;</text:p>
        </text:list-item>
        <text:list-item>
          <text:p text:style-name="P50">dati del contraente la fideiussione;</text:p>
        </text:list-item>
        <text:list-item>
          <text:p text:style-name="P50">dati del beneficiario (Comune di Savona);</text:p>
        </text:list-item>
        <text:list-item>
          <text:p text:style-name="P50">importo della fideiussione;</text:p>
        </text:list-item>
        <text:list-item>
          <text:p text:style-name="P50">descrizione dell’oggetto di garanzia (opera da realizzare, oneri di urbanizzazione o conseguenti alla monetizzazione di aree verdi o parcheggi, ecc., in relazione al tipo di intervento edilizio da abilitare);</text:p>
        </text:list-item>
        <text:list-item>
          <text:p text:style-name="P50">riferimento alla convenzione e/o all’oggetto del permesso di costruire o della denuncia di inizio attività;</text:p>
        </text:list-item>
        <text:list-item>
          <text:p text:style-name="P50">rinuncia da parte del fideiussore (banca o assicurazione) al beneficio della preventiva escussione del debitore diretto di cui all’art. 1944 del C.C.;</text:p>
        </text:list-item>
        <text:list-item>
          <text:p text:style-name="P50">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50">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50">firma autenticata dal notaio, con riferimento esplicito al potere di firma della persona firmataria ed ai suoi dati personali, nonché alle sue mansioni all’interno della banca o impresa assicurati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23T13:15:38.79</dc:date>
    <meta:print-date>2013-02-20T09:35:00</meta:print-date>
    <meta:editing-cycles>37</meta:editing-cycles>
    <meta:editing-duration>PT5H5M1S</meta:editing-duration>
    <meta:generator>OpenOffice/4.1.0$Win32 OpenOffice.org_project/410m18$Build-9764</meta:generator>
    <meta:document-statistic meta:table-count="5" meta:image-count="1" meta:object-count="0" meta:page-count="4" meta:paragraph-count="99" meta:word-count="2309" meta:character-count="16200"/>
  </office:meta>
</office:document-meta>
</file>